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9ac" officeooo:paragraph-rsid="0018f9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letmee@vta090l:~/git$ ls</text:p>
      <text:p text:style-name="P1">0001-div-added.patch <text:s/>0001-printf-added.patch <text:s/>0001-sum-added.patch <text:s/>main.c</text:p>
      <text:p text:style-name="P1">paletmee@vta090l:~/git$ git tag</text:p>
      <text:p text:style-name="P1">v1.1</text:p>
      <text:p text:style-name="P1">v1.2</text:p>
      <text:p text:style-name="P1">paletmee@vta090l:~/git$ git tag</text:p>
      <text:p text:style-name="P1">v1.1</text:p>
      <text:p text:style-name="P1">v1.2</text:p>
      <text:p text:style-name="P1">paletmee@vta090l:~/git$ git branch v1.1</text:p>
      <text:p text:style-name="P1">paletmee@vta090l:~/git$ ls</text:p>
      <text:p text:style-name="P1">0001-div-added.patch <text:s/>0001-printf-added.patch <text:s/>0001-sum-added.patch <text:s/>main.c</text:p>
      <text:p text:style-name="P1">paletmee@vta090l:~/git$ vim main.c </text:p>
      <text:p text:style-name="P1">paletmee@vta090l:~/git$ git branch</text:p>
      <text:p text:style-name="P1"><text:s text:c="2"/>branch1</text:p>
      <text:p text:style-name="P1"><text:s text:c="2"/>branch12</text:p>
      <text:p text:style-name="P1"><text:s text:c="2"/>branch2</text:p>
      <text:p text:style-name="P1"><text:s text:c="2"/>branch3</text:p>
      <text:p text:style-name="P1">* branch4</text:p>
      <text:p text:style-name="P1"><text:s text:c="2"/>master</text:p>
      <text:p text:style-name="P1"><text:s text:c="2"/>v1.1</text:p>
      <text:p text:style-name="P1">paletmee@vta090l:~/git$ git tag</text:p>
      <text:p text:style-name="P1">v1.1</text:p>
      <text:p text:style-name="P1">v1.2</text:p>
      <text:p text:style-name="P1">paletmee@vta090l:~/git$ git tag v1.1 branch</text:p>
      <text:p text:style-name="P1">fatal: Failed to resolve 'branch' as a valid ref.</text:p>
      <text:p text:style-name="P1">paletmee@vta090l:~/git$ ls</text:p>
      <text:p text:style-name="P1">0001-div-added.patch <text:s/>0001-printf-added.patch <text:s/>0001-sum-added.patch <text:s/>main.c</text:p>
      <text:p text:style-name="P1">paletmee@vta090l:~/git$ vim main.c </text:p>
      <text:p text:style-name="P1">paletmee@vta090l:~/git$ ls</text:p>
      <text:p text:style-name="P1">0001-div-added.patch <text:s/>0001-printf-added.patch <text:s/>0001-sum-added.patch <text:s/>main.c</text:p>
      <text:p text:style-name="P1">paletmee@vta090l:~/git$ git v1.1 </text:p>
      <text:p text:style-name="P1">git: 'v1.1' is not a git command. See 'git --help'.</text:p>
      <text:p text:style-name="P1">paletmee@vta090l:~/git$ git show</text:p>
      <text:p text:style-name="P1">commit f94283f49fbad7fb77eaa239a623f7fe355062dc</text:p>
      <text:p text:style-name="P1">Author: meena &lt;meena@gmail.com&gt;</text:p>
      <text:p text:style-name="P1">Date: <text:s text:c="2"/>Wed Feb 15 10:22:26 2017 +0530</text:p>
      <text:p text:style-name="P1"></text:p>
      <text:p text:style-name="P1"><text:s text:c="4"/>div added</text:p>
      <text:p text:style-name="P1"></text:p>
      <text:p text:style-name="P1">diff --git a/main.c b/main.c</text:p>
      <text:p text:style-name="P1">index d1ddcc2..752fad3 100644</text:p>
      <text:p text:style-name="P1">--- a/main.c</text:p>
      <text:p text:style-name="P1">+++ b/main.c</text:p>
      <text:p text:style-name="P1">@@ -7,5 +7,7 @@ int main()</text:p>
      <text:p text:style-name="P1"><text:s text:c="8"/>printf("sum=%d",v1+v2);</text:p>
      <text:p text:style-name="P1"><text:s text:c="8"/>printf("dif=%d",v1-v2);</text:p>
      <text:p text:style-name="P1"><text:s text:c="8"/>printf("mul=%d",v1*v2);</text:p>
      <text:p text:style-name="P1">+ <text:s text:c="6"/>printf("div=%d",v1/v2);</text:p>
      <text:p text:style-name="P1">+ <text:s text:c="6"/>printf("mod=%d",v1%v2);</text:p>
      <text:p text:style-name="P1"><text:s/>}</text:p>
      <text:p text:style-name="P1"><text:s/></text:p>
      <text:p text:style-name="P1">paletmee@vta090l:~/git$ git show v1.1</text:p>
      <text:p text:style-name="P1"><text:soft-page-break/>warning: refname 'v1.1' is ambiguous.</text:p>
      <text:p text:style-name="P1">commit 068beed6215430308e9572fe5c6c63d86cf8a008</text:p>
      <text:p text:style-name="P1">Author: meena &lt;meena@gmail.com&gt;</text:p>
      <text:p text:style-name="P1">Date: <text:s text:c="2"/>Wed Feb 15 10:06:28 2017 +0530</text:p>
      <text:p text:style-name="P1"></text:p>
      <text:p text:style-name="P1"><text:s text:c="4"/>sum added</text:p>
      <text:p text:style-name="P1"></text:p>
      <text:p text:style-name="P1">diff --git a/main.c b/main.c</text:p>
      <text:p text:style-name="P1">index 2e68be5..d1ddcc2 100644</text:p>
      <text:p text:style-name="P1">--- a/main.c</text:p>
      <text:p text:style-name="P1">+++ b/main.c</text:p>
      <text:p text:style-name="P1">@@ -4,5 +4,8 @@ int main()</text:p>
      <text:p text:style-name="P1"><text:s text:c="8"/>int v1,v2;</text:p>
      <text:p text:style-name="P1"><text:s text:c="8"/>v1=5;v2=10;</text:p>
      <text:p text:style-name="P1"><text:s text:c="8"/>printf("v1=%d and v2=%d",v1,v2);</text:p>
      <text:p text:style-name="P1">+ <text:s text:c="6"/>printf("sum=%d",v1+v2);</text:p>
      <text:p text:style-name="P1">+ <text:s text:c="6"/>printf("dif=%d",v1-v2);</text:p>
      <text:p text:style-name="P1">+ <text:s text:c="6"/>printf("mul=%d",v1*v2);</text:p>
      <text:p text:style-name="P1"><text:s/>}</text:p>
      <text:p text:style-name="P1"><text:s/></text:p>
      <text:p text:style-name="P1">paletmee@vta090l:~/git$ git show v1.2</text:p>
      <text:p text:style-name="P1">commit f94283f49fbad7fb77eaa239a623f7fe355062dc</text:p>
      <text:p text:style-name="P1">Author: meena &lt;meena@gmail.com&gt;</text:p>
      <text:p text:style-name="P1">Date: <text:s text:c="2"/>Wed Feb 15 10:22:26 2017 +0530</text:p>
      <text:p text:style-name="P1"></text:p>
      <text:p text:style-name="P1"><text:s text:c="4"/>div added</text:p>
      <text:p text:style-name="P1"></text:p>
      <text:p text:style-name="P1">diff --git a/main.c b/main.c</text:p>
      <text:p text:style-name="P1">index d1ddcc2..752fad3 100644</text:p>
      <text:p text:style-name="P1">--- a/main.c</text:p>
      <text:p text:style-name="P1">+++ b/main.c</text:p>
      <text:p text:style-name="P1">@@ -7,5 +7,7 @@ int main()</text:p>
      <text:p text:style-name="P1"><text:s text:c="8"/>printf("sum=%d",v1+v2);</text:p>
      <text:p text:style-name="P1"><text:s text:c="8"/>printf("dif=%d",v1-v2);</text:p>
      <text:p text:style-name="P1"><text:s text:c="8"/>printf("mul=%d",v1*v2);</text:p>
      <text:p text:style-name="P1">+ <text:s text:c="6"/>printf("div=%d",v1/v2);</text:p>
      <text:p text:style-name="P1">+ <text:s text:c="6"/>printf("mod=%d",v1%v2);</text:p>
      <text:p text:style-name="P1"><text:s/>}</text:p>
      <text:p text:style-name="P1"><text:s/></text:p>
      <text:p text:style-name="P1">paletmee@vta090l:~/git$ ls</text:p>
      <text:p text:style-name="P1">0001-div-added.patch <text:s/>0001-printf-added.patch <text:s/>0001-sum-added.patch <text:s/>main.c</text:p>
      <text:p text:style-name="P1">paletmee@vta090l:~/git$ ls</text:p>
      <text:p text:style-name="P1">0001-div-added.patch <text:s/>0001-printf-added.patch <text:s/>0001-sum-added.patch <text:s/>main.c</text:p>
      <text:p text:style-name="P1">paletmee@vta090l:~/git$ vi main.c </text:p>
      <text:p text:style-name="P1">paletmee@vta090l:~/git$ ls</text:p>
      <text:p text:style-name="P1">0001-div-added.patch <text:s/>0001-printf-added.patch <text:s/>0001-sum-added.patch <text:s/>main.c</text:p>
      <text:p text:style-name="P1">paletmee@vta090l:~/git$ git tag v1.1</text:p>
      <text:p text:style-name="P1">fatal: tag 'v1.1' already exists</text:p>
      <text:p text:style-name="P1">paletmee@vta090l:~/git$ git branch muju v1.1</text:p>
      <text:p text:style-name="P1">warning: refname 'v1.1' is ambiguous.</text:p>
      <text:p text:style-name="P1">fatal: Ambiguous object name: 'v1.1'.</text:p>
      <text:p text:style-name="P1">paletmee@vta090l:~/git$ git branch muju</text:p>
      <text:p text:style-name="P1"><text:soft-page-break/>paletmee@vta090l:~/git$ git branch</text:p>
      <text:p text:style-name="P1"><text:s text:c="2"/>branch1</text:p>
      <text:p text:style-name="P1"><text:s text:c="2"/>branch12</text:p>
      <text:p text:style-name="P1"><text:s text:c="2"/>branch2</text:p>
      <text:p text:style-name="P1"><text:s text:c="2"/>branch3</text:p>
      <text:p text:style-name="P1">* branch4</text:p>
      <text:p text:style-name="P1"><text:s text:c="2"/>master</text:p>
      <text:p text:style-name="P1"><text:s text:c="2"/>muju</text:p>
      <text:p text:style-name="P1"><text:s text:c="2"/>v1.1</text:p>
      <text:p text:style-name="P1">paletmee@vta090l:~/git$ git -d muju</text:p>
      <text:p text:style-name="P1">Unknown option: -d</text:p>
      <text:p text:style-name="P1">usage: git [--version] [--help] [-C &lt;path&gt;] [-c name=value]</text:p>
      <text:p text:style-name="P1"><text:s text:c="11"/>[--exec-path[=&lt;path&gt;]] [--html-path] [--man-path] [--info-path]</text:p>
      <text:p text:style-name="P1"><text:s text:c="11"/>[-p|--paginate|--no-pager] [--no-replace-objects] [--bare]</text:p>
      <text:p text:style-name="P1"><text:s text:c="11"/>[--git-dir=&lt;path&gt;] [--work-tree=&lt;path&gt;] [--namespace=&lt;name&gt;]</text:p>
      <text:p text:style-name="P1"><text:s text:c="11"/>&lt;command&gt; [&lt;args&gt;]</text:p>
      <text:p text:style-name="P1">paletmee@vta090l:~/git$ git branch -d muju </text:p>
      <text:p text:style-name="P1">Deleted branch muju (was f94283f).</text:p>
      <text:p text:style-name="P1">paletmee@vta090l:~/git$ git branch</text:p>
      <text:p text:style-name="P1"><text:s text:c="2"/>branch1</text:p>
      <text:p text:style-name="P1"><text:s text:c="2"/>branch12</text:p>
      <text:p text:style-name="P1"><text:s text:c="2"/>branch2</text:p>
      <text:p text:style-name="P1"><text:s text:c="2"/>branch3</text:p>
      <text:p text:style-name="P1">* branch4</text:p>
      <text:p text:style-name="P1"><text:s text:c="2"/>master</text:p>
      <text:p text:style-name="P1"><text:s text:c="2"/>v1.1</text:p>
      <text:p text:style-name="P1">paletmee@vta090l:~/git$ git branch -d v1.1</text:p>
      <text:p text:style-name="P1">Deleted branch v1.1 (was f94283f).</text:p>
      <text:p text:style-name="P1">paletmee@vta090l:~/git$ git branch </text:p>
      <text:p text:style-name="P1"><text:s text:c="2"/>branch1</text:p>
      <text:p text:style-name="P1"><text:s text:c="2"/>branch12</text:p>
      <text:p text:style-name="P1"><text:s text:c="2"/>branch2</text:p>
      <text:p text:style-name="P1"><text:s text:c="2"/>branch3</text:p>
      <text:p text:style-name="P1">* branch4</text:p>
      <text:p text:style-name="P1"><text:s text:c="2"/>master</text:p>
      <text:p text:style-name="P1">paletmee@vta090l:~/git$ git branch -d branch4</text:p>
      <text:p text:style-name="P1">error: Cannot delete the branch 'branch4' which you are currently on.</text:p>
      <text:p text:style-name="P1">paletmee@vta090l:~/git$ git checkout master </text:p>
      <text:p text:style-name="P1">Switched to branch 'master'</text:p>
      <text:p text:style-name="P1">paletmee@vta090l:~/git$ git branch -d branch4</text:p>
      <text:p text:style-name="P1">Deleted branch branch4 (was f94283f).</text:p>
      <text:p text:style-name="P1">paletmee@vta090l:~/git$ git branch </text:p>
      <text:p text:style-name="P1"><text:s text:c="2"/>branch1</text:p>
      <text:p text:style-name="P1"><text:s text:c="2"/>branch12</text:p>
      <text:p text:style-name="P1"><text:s text:c="2"/>branch2</text:p>
      <text:p text:style-name="P1"><text:s text:c="2"/>branch3</text:p>
      <text:p text:style-name="P1">* maste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37:35.998955897</meta:creation-date>
    <dc:date>2017-02-15T17:26:08.887703539</dc:date>
    <meta:editing-duration>P0D</meta:editing-duration>
    <meta:editing-cycles>1</meta:editing-cycles>
    <meta:document-statistic meta:table-count="0" meta:image-count="0" meta:object-count="0" meta:page-count="3" meta:paragraph-count="151" meta:word-count="414" meta:character-count="4091" meta:non-whitespace-character-count="3418"/>
    <meta:generator>LibreOffice/4.2.8.2$Linux_X86_64 LibreOffice_project/420m0$Build-2</meta:generator>
  </office:meta>
</office:document-meta>
</file>